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7b4" officeooo:paragraph-rsid="001db7b4"/>
    </style:style>
    <style:style style:name="P2" style:family="paragraph" style:parent-style-name="Standard">
      <style:text-properties officeooo:rsid="001db7b4" officeooo:paragraph-rsid="001e4603"/>
    </style:style>
    <style:style style:name="P3" style:family="paragraph" style:parent-style-name="Standard">
      <style:text-properties officeooo:rsid="001e4603" officeooo:paragraph-rsid="001e4603"/>
    </style:style>
    <style:style style:name="P4" style:family="paragraph" style:parent-style-name="Standard">
      <style:text-properties officeooo:rsid="001e4603" officeooo:paragraph-rsid="002007e4"/>
    </style:style>
    <style:style style:name="P5" style:family="paragraph" style:parent-style-name="Standard">
      <style:text-properties officeooo:rsid="002007e4" officeooo:paragraph-rsid="002007e4"/>
    </style:style>
    <style:style style:name="P6" style:family="paragraph" style:parent-style-name="Standard">
      <style:text-properties officeooo:rsid="002007e4" officeooo:paragraph-rsid="0020be95"/>
    </style:style>
    <style:style style:name="P7" style:family="paragraph" style:parent-style-name="Standard">
      <style:text-properties officeooo:rsid="002007e4" officeooo:paragraph-rsid="002dc1f9"/>
    </style:style>
    <style:style style:name="P8" style:family="paragraph" style:parent-style-name="Standard">
      <style:text-properties officeooo:rsid="002007e4" officeooo:paragraph-rsid="002eea8c"/>
    </style:style>
    <style:style style:name="P9" style:family="paragraph" style:parent-style-name="Standard">
      <style:text-properties officeooo:rsid="0020be95" officeooo:paragraph-rsid="0020be95"/>
    </style:style>
    <style:style style:name="P10" style:family="paragraph" style:parent-style-name="Standard">
      <style:text-properties officeooo:rsid="0021e3d1" officeooo:paragraph-rsid="0021e3d1"/>
    </style:style>
    <style:style style:name="P11" style:family="paragraph" style:parent-style-name="Standard">
      <style:text-properties officeooo:rsid="0021e3d1" officeooo:paragraph-rsid="0022cb1a"/>
    </style:style>
    <style:style style:name="P12" style:family="paragraph" style:parent-style-name="Standard">
      <style:text-properties officeooo:rsid="0022cb1a" officeooo:paragraph-rsid="0022cb1a"/>
    </style:style>
    <style:style style:name="P13" style:family="paragraph" style:parent-style-name="Standard">
      <style:text-properties officeooo:rsid="00237f4a" officeooo:paragraph-rsid="00237f4a"/>
    </style:style>
    <style:style style:name="P14" style:family="paragraph" style:parent-style-name="Standard">
      <style:text-properties officeooo:rsid="00237f4a" officeooo:paragraph-rsid="00251caf"/>
    </style:style>
    <style:style style:name="P15" style:family="paragraph" style:parent-style-name="Standard">
      <style:text-properties officeooo:rsid="00251caf" officeooo:paragraph-rsid="00251caf"/>
    </style:style>
    <style:style style:name="P16" style:family="paragraph" style:parent-style-name="Standard">
      <style:text-properties officeooo:rsid="00258863" officeooo:paragraph-rsid="00258863"/>
    </style:style>
    <style:style style:name="P17" style:family="paragraph" style:parent-style-name="Standard">
      <style:text-properties officeooo:rsid="00258863" officeooo:paragraph-rsid="002915ea"/>
    </style:style>
    <style:style style:name="P18" style:family="paragraph" style:parent-style-name="Standard">
      <style:text-properties officeooo:rsid="00258863" officeooo:paragraph-rsid="0029a2d3"/>
    </style:style>
    <style:style style:name="P19" style:family="paragraph" style:parent-style-name="Standard">
      <style:text-properties officeooo:rsid="0029a2d3" officeooo:paragraph-rsid="0029a2d3"/>
    </style:style>
    <style:style style:name="P20" style:family="paragraph" style:parent-style-name="Standard">
      <style:text-properties officeooo:rsid="0029d838" officeooo:paragraph-rsid="0029d838"/>
    </style:style>
    <style:style style:name="P21" style:family="paragraph" style:parent-style-name="Standard">
      <style:text-properties officeooo:rsid="0029df59" officeooo:paragraph-rsid="0029df59"/>
    </style:style>
    <style:style style:name="P22" style:family="paragraph" style:parent-style-name="Standard">
      <style:text-properties officeooo:rsid="0029df59" officeooo:paragraph-rsid="002a3982"/>
    </style:style>
    <style:style style:name="P23" style:family="paragraph" style:parent-style-name="Standard">
      <style:text-properties officeooo:rsid="002a3982" officeooo:paragraph-rsid="002a3982"/>
    </style:style>
    <style:style style:name="P24" style:family="paragraph" style:parent-style-name="Standard">
      <style:text-properties officeooo:rsid="00306127" officeooo:paragraph-rsid="00306127"/>
    </style:style>
    <style:style style:name="P25" style:family="paragraph" style:parent-style-name="Standard">
      <style:text-properties officeooo:rsid="00325073" officeooo:paragraph-rsid="0032e3f9"/>
    </style:style>
    <style:style style:name="P26" style:family="paragraph" style:parent-style-name="Standard">
      <style:text-properties officeooo:rsid="0032e3f9" officeooo:paragraph-rsid="0032e3f9"/>
    </style:style>
    <style:style style:name="P27" style:family="paragraph" style:parent-style-name="Standard">
      <style:text-properties officeooo:rsid="0032e3f9" officeooo:paragraph-rsid="0032fc32"/>
    </style:style>
    <style:style style:name="P28" style:family="paragraph" style:parent-style-name="Standard">
      <style:text-properties officeooo:rsid="0032fc32" officeooo:paragraph-rsid="0032fc32"/>
    </style:style>
    <style:style style:name="P29" style:family="paragraph" style:parent-style-name="Standard">
      <style:text-properties officeooo:rsid="0033d8b1" officeooo:paragraph-rsid="00355457"/>
    </style:style>
    <style:style style:name="P30" style:family="paragraph" style:parent-style-name="Standard">
      <style:text-properties officeooo:rsid="00355457" officeooo:paragraph-rsid="00355457"/>
    </style:style>
    <style:style style:name="P31" style:family="paragraph" style:parent-style-name="Standard">
      <style:text-properties officeooo:rsid="00373a0b" officeooo:paragraph-rsid="00373a0b"/>
    </style:style>
    <style:style style:name="T1" style:family="text">
      <style:text-properties officeooo:rsid="001e4603"/>
    </style:style>
    <style:style style:name="T2" style:family="text">
      <style:text-properties officeooo:rsid="002007e4"/>
    </style:style>
    <style:style style:name="T3" style:family="text">
      <style:text-properties officeooo:rsid="0020be95"/>
    </style:style>
    <style:style style:name="T4" style:family="text">
      <style:text-properties officeooo:rsid="0020dee3"/>
    </style:style>
    <style:style style:name="T5" style:family="text">
      <style:text-properties officeooo:rsid="0022cb1a"/>
    </style:style>
    <style:style style:name="T6" style:family="text">
      <style:text-properties officeooo:rsid="00251caf"/>
    </style:style>
    <style:style style:name="T7" style:family="text">
      <style:text-properties officeooo:rsid="00273a8a"/>
    </style:style>
    <style:style style:name="T8" style:family="text">
      <style:text-properties officeooo:rsid="002915ea"/>
    </style:style>
    <style:style style:name="T9" style:family="text">
      <style:text-properties officeooo:rsid="0029df59"/>
    </style:style>
    <style:style style:name="T10" style:family="text">
      <style:text-properties officeooo:rsid="002a3982"/>
    </style:style>
    <style:style style:name="T11" style:family="text">
      <style:text-properties officeooo:rsid="002bedf2"/>
    </style:style>
    <style:style style:name="T12" style:family="text">
      <style:text-properties officeooo:rsid="002dc1f9"/>
    </style:style>
    <style:style style:name="T13" style:family="text">
      <style:text-properties officeooo:rsid="002eea8c"/>
    </style:style>
    <style:style style:name="T14" style:family="text">
      <style:text-properties officeooo:rsid="00325073"/>
    </style:style>
    <style:style style:name="T15" style:family="text">
      <style:text-properties officeooo:rsid="0032e3f9"/>
    </style:style>
    <style:style style:name="T16" style:family="text">
      <style:text-properties officeooo:rsid="0032fc32"/>
    </style:style>
    <style:style style:name="T17" style:family="text">
      <style:text-properties officeooo:rsid="0033d8b1"/>
    </style:style>
    <style:style style:name="T18" style:family="text">
      <style:text-properties officeooo:rsid="00355457"/>
    </style:style>
    <style:style style:name="T19" style:family="text">
      <style:text-properties officeooo:rsid="003863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tab/> git init project1</text:p>
      <text:p text:style-name="P1"><text:tab/>git init project 2</text:p>
      <text:p text:style-name="P1"><text:tab/></text:p>
      <text:p text:style-name="P1">2.<text:tab/>cd project1</text:p>
      <text:p text:style-name="P1"><text:tab/>vi a.txt</text:p>
      <text:p text:style-name="P1"><text:tab/>git add a.txt</text:p>
      <text:p text:style-name="P1"><text:tab/>git commit -m 'c0'</text:p>
      <text:p text:style-name="P1"/>
      <text:p text:style-name="P1">3.<text:tab/>git checkout -b staging</text:p>
      <text:p text:style-name="P1"><text:tab/>Switched to a new branch 'staging'</text:p>
      <text:p text:style-name="P1"><text:tab/></text:p>
      <text:p text:style-name="P1">4.<text:tab/>vi test1.txt</text:p>
      <text:p text:style-name="P1"><text:tab/>git add test1.txt</text:p>
      <text:p text:style-name="P1"><text:tab/>git commit -m 'c1 first commit in staing'</text:p>
      <text:p text:style-name="P1">[staging 43315d8] c1 first commit in staing</text:p>
      <text:p text:style-name="P1"><text:s/>1 file changed, 1 insertion(+)</text:p>
      <text:p text:style-name="P1"><text:s/>create mode 100644 test1.txt</text:p>
      <text:p text:style-name="P1"/>
      <text:p text:style-name="P1">5.<text:tab/> git remote add origin <text:a xlink:type="simple" xlink:href="https://github.com/nimish13/test_project.git">https://github.com/nimish13/test_project.git</text:a></text:p>
      <text:p text:style-name="P1"><text:tab/></text:p>
      <text:p text:style-name="P1"><text:tab/>git push --all origin</text:p>
      <text:p text:style-name="P1">Username for 'https://github.com': nimish13</text:p>
      <text:p text:style-name="P1">Password for 'https://nimish13@github.com': </text:p>
      <text:p text:style-name="P1">Counting objects: 6, done.</text:p>
      <text:p text:style-name="P1">Delta compression using up to 4 threads.</text:p>
      <text:p text:style-name="P1">Compressing objects: 100% (3/3), done.</text:p>
      <text:p text:style-name="P1">Writing objects: 100% (6/6), 480 bytes | 0 bytes/s, done.</text:p>
      <text:p text:style-name="P1">Total 6 (delta 0), reused 0 (delta 0)</text:p>
      <text:p text:style-name="P1">To https://github.com/nimish13/test_project.git</text:p>
      <text:p text:style-name="P1"><text:s/>* [new branch] <text:s text:c="5"/>master -&gt; master</text:p>
      <text:p text:style-name="P1">* [new branch] <text:s text:c="5"/>staging -&gt; staging</text:p>
      <text:p text:style-name="P1"/>
      <text:p text:style-name="P1">6.<text:tab/>cd ..</text:p>
      <text:p text:style-name="P1"><text:tab/>cd project2</text:p>
      <text:p text:style-name="P1"/>
      <text:p text:style-name="P2">7.<text:tab/><text:span text:style-name="T1">git clone https://github.com/nimish13/test_project.git</text:span></text:p>
      <text:p text:style-name="P3">Cloning into 'test_project'...</text:p>
      <text:p text:style-name="P3">remote: Counting objects: 6, done.</text:p>
      <text:p text:style-name="P3">remote: Compressing objects: 100% (3/3), done.</text:p>
      <text:p text:style-name="P3">remote: Total 6 (delta 0), reused 6 (delta 0), pack-reused 0</text:p>
      <text:p text:style-name="P3">Unpacking objects: 100% (6/6), done.</text:p>
      <text:p text:style-name="P3">Checking connectivity... done.</text:p>
      <text:p text:style-name="P3"/>
      <text:p text:style-name="P4">8.<text:tab/><text:span text:style-name="T2">git checkout --track origin/staging</text:span></text:p>
      <text:p text:style-name="P5">Branch staging set up to track remote branch staging from origin.</text:p>
      <text:p text:style-name="P5">Switched to a new branch 'staging'</text:p>
      <text:p text:style-name="P5"/>
      <text:p text:style-name="P5">9.<text:tab/><text:span text:style-name="T3">vi test1.txt</text:span></text:p>
      <text:p text:style-name="P6"><text:tab/><text:span text:style-name="T3"> git commit -a -m 'c2 in project2 modify test1'</text:span></text:p>
      <text:p text:style-name="P9">[staging de283d2] c2 in project2 modify test1</text:p>
      <text:p text:style-name="P9"><text:s/>1 file changed, 1 insertion(+), 1 deletion(-)</text:p>
      <text:p text:style-name="P9"/>
      <text:p text:style-name="P9"><text:soft-page-break/>10.<text:tab/>git push origin staging</text:p>
      <text:p text:style-name="P9">Username for 'https://github.com': nimish13</text:p>
      <text:p text:style-name="P9">Password for 'https://nimish13@github.com': </text:p>
      <text:p text:style-name="P9">Counting objects: 6, done.</text:p>
      <text:p text:style-name="P9">Delta compression using up to 4 threads.</text:p>
      <text:p text:style-name="P9">Compressing objects: 100% (2/2), done.</text:p>
      <text:p text:style-name="P9">Writing objects: 100% (3/3), 301 bytes | 0 bytes/s, done.</text:p>
      <text:p text:style-name="P9">Total 3 (delta 0), reused 0 (delta 0)</text:p>
      <text:p text:style-name="P9">To https://github.com/nimish13/test_project.git</text:p>
      <text:p text:style-name="P9"><text:s text:c="3"/>43315d8..de283d2 <text:s/>staging -&gt; staging</text:p>
      <text:p text:style-name="P9"/>
      <text:p text:style-name="P9">11.<text:tab/><text:span text:style-name="T4">cd ..</text:span></text:p>
      <text:p text:style-name="P9"><text:tab/><text:span text:style-name="T4">cd ..</text:span></text:p>
      <text:p text:style-name="P9"><text:tab/><text:span text:style-name="T4">cd project1</text:span></text:p>
      <text:p text:style-name="P9"/>
      <text:p text:style-name="P10">12.<text:tab/>git checkout staging</text:p>
      <text:p text:style-name="P10"/>
      <text:p text:style-name="P10">13.<text:tab/>vi test1.txt</text:p>
      <text:p text:style-name="P10"><text:tab/>git commit -a -m 'c3 back in pro1'</text:p>
      <text:p text:style-name="P10">[staging 9a58c95] c3 back in pro1</text:p>
      <text:p text:style-name="P10"><text:s/>1 file changed, 1 insertion(+), 1 deletion(-)</text:p>
      <text:p text:style-name="P10"/>
      <text:p text:style-name="P11">14.<text:tab/><text:span text:style-name="T5"> git push origin staging</text:span></text:p>
      <text:p text:style-name="P12">Username for 'https://github.com': nimish13</text:p>
      <text:p text:style-name="P12">Password for 'https://nimish13@github.com': </text:p>
      <text:p text:style-name="P12">To https://github.com/nimish13/test_project.git</text:p>
      <text:p text:style-name="P12"><text:s/>! [rejected] <text:s text:c="7"/>staging -&gt; staging (fetch first)</text:p>
      <text:p text:style-name="P12">error: failed to push some refs to '<text:a xlink:type="simple" xlink:href="https://github.com/nimish13/test_project.git">https://github.com/nimish13/test_project.git</text:a>'</text:p>
      <text:p text:style-name="P12">(we are trying to push in a branch which already have some changes and we dont have info. About that changes first we need to fetch those changes only then we can push again)</text:p>
      <text:p text:style-name="P12"/>
      <text:p text:style-name="P13">15.<text:tab/>git checkout master</text:p>
      <text:p text:style-name="P13">Switched to branch 'master'</text:p>
      <text:p text:style-name="P13"/>
      <text:p text:style-name="P14">16.<text:tab/><text:span text:style-name="T6">git merge staging</text:span></text:p>
      <text:p text:style-name="P15">Updating 9a90707..9a58c95</text:p>
      <text:p text:style-name="P15">Fast-forward</text:p>
      <text:p text:style-name="P15"><text:s/>test1.txt | 1 +</text:p>
      <text:p text:style-name="P15"><text:s/>1 file changed, 1 insertion(+)</text:p>
      <text:p text:style-name="P15"><text:s/>create mode 100644 test1.txt</text:p>
      <text:p text:style-name="P15"/>
      <text:p text:style-name="P16">17.<text:tab/>git branch testing</text:p>
      <text:p text:style-name="P16"><text:tab/><text:span text:style-name="T7">git checkout testing</text:span></text:p>
      <text:p text:style-name="P16"/>
      <text:p text:style-name="P16">18.<text:tab/><text:span text:style-name="T8">vi test1.txt</text:span></text:p>
      <text:p text:style-name="P17"><text:tab/><text:span text:style-name="T8">commit -a -m 'ca A is an alphabet'</text:span></text:p>
      <text:p text:style-name="P17"/>
      <text:p text:style-name="P19">19.<text:tab/><text:span text:style-name="T8">vi test1.txt</text:span></text:p>
      <text:p text:style-name="P18"><text:tab/><text:span text:style-name="T8">commit -a -m 'cb B is an alphabet'</text:span></text:p>
      <text:p text:style-name="P18"><text:span text:style-name="T8"><text:tab/>vi test1.txt</text:span></text:p>
      <text:p text:style-name="P18"><text:tab/><text:span text:style-name="T8">commit -a -m 'cc C is an alphabet'</text:span></text:p>
      <text:p text:style-name="P18"><text:tab/><text:span text:style-name="T8">vi test1.txt</text:span></text:p>
      <text:p text:style-name="P18"><text:soft-page-break/><text:tab/><text:span text:style-name="T8">commit -a -m 'cd D is an alphabet'</text:span></text:p>
      <text:p text:style-name="P18"><text:tab/><text:span text:style-name="T8">vi test1.txt</text:span></text:p>
      <text:p text:style-name="P18"><text:tab/><text:span text:style-name="T8">commit -a -m 'ce E is an alphabet'</text:span></text:p>
      <text:p text:style-name="P18"><text:tab/><text:span text:style-name="T8">vi test1.txt</text:span></text:p>
      <text:p text:style-name="P18"><text:tab/><text:span text:style-name="T8">commit -a -m 'cf F is an alphabet'</text:span></text:p>
      <text:p text:style-name="P18"><text:tab/><text:span text:style-name="T8">vi test1.txt</text:span></text:p>
      <text:p text:style-name="P18"><text:tab/><text:span text:style-name="T8">commit -a -m 'cg G is an alphabet'</text:span></text:p>
      <text:p text:style-name="P18"><text:tab/><text:span text:style-name="T8">vi test1.txt</text:span></text:p>
      <text:p text:style-name="P18"><text:tab/><text:span text:style-name="T8">commit -a -m 'ch H is an alphabet'</text:span></text:p>
      <text:p text:style-name="P18"/>
      <text:p text:style-name="P20">20.<text:tab/>git push origin testing</text:p>
      <text:p text:style-name="P20">Username for 'https://github.com': nimish13</text:p>
      <text:p text:style-name="P20">Password for 'https://nimish13@github.com': </text:p>
      <text:p text:style-name="P20">Counting objects: 31, done.</text:p>
      <text:p text:style-name="P20">Delta compression using up to 4 threads.</text:p>
      <text:p text:style-name="P20">Compressing objects: 100% (20/20), done.</text:p>
      <text:p text:style-name="P20">Writing objects: 100% (30/30), 2.58 KiB | 0 bytes/s, done.</text:p>
      <text:p text:style-name="P20">Total 30 (delta 0), reused 0 (delta 0)</text:p>
      <text:p text:style-name="P20">To https://github.com/nimish13/test_project.git</text:p>
      <text:p text:style-name="P20">* [new branch] <text:s text:c="5"/>testing -&gt; testing</text:p>
      <text:p text:style-name="P20"/>
      <text:p text:style-name="P20">21.<text:tab/><text:span text:style-name="T9">git checkout master</text:span></text:p>
      <text:p text:style-name="P20"/>
      <text:p text:style-name="P21">22.<text:tab/><text:span text:style-name="T10">vi test1.txt</text:span></text:p>
      <text:p text:style-name="P22"><text:tab/><text:span text:style-name="T10">git commit -a -m 'commit1 1 is a number'</text:span></text:p>
      <text:p text:style-name="P23">[master 65a7fbf] commit1 1 is a number</text:p>
      <text:p text:style-name="P23"><text:s/>1 file changed, 1 insertion(+), 1 deletion(-)</text:p>
      <text:p text:style-name="P23"/>
      <text:p text:style-name="P23">23.<text:tab/>vi test1.txt</text:p>
      <text:p text:style-name="P22"><text:tab/><text:span text:style-name="T10">git commit -a -m 'commit2 2 is a number'</text:span></text:p>
      <text:p text:style-name="P23">[master 65a7fbf] commit2 2 is a number</text:p>
      <text:p text:style-name="P23"><text:s/>1 file changed, 1 insertion(+), 1 deletion(-)</text:p>
      <text:p text:style-name="P23"/>
      <text:p text:style-name="P23"><text:tab/>vi test1.txt</text:p>
      <text:p text:style-name="P22"><text:tab/><text:span text:style-name="T10">git commit -a -m 'commit3 3 is a number'</text:span></text:p>
      <text:p text:style-name="P23">[master 65a7fbf] commit3 3 is a number</text:p>
      <text:p text:style-name="P23"><text:s/>1 file changed, 1 insertion(+), 1 deletion(-)</text:p>
      <text:p text:style-name="P23"/>
      <text:p text:style-name="P23"><text:tab/>vi test1.txt</text:p>
      <text:p text:style-name="P22"><text:tab/><text:span text:style-name="T10">git commit -a -m 'commit4 4 is a number'</text:span></text:p>
      <text:p text:style-name="P23">[master 65a7fbf] commit4 4 is a number</text:p>
      <text:p text:style-name="P23"><text:s/>1 file changed, 1 insertion(+), 1 deletion(-)</text:p>
      <text:p text:style-name="P23"/>
      <text:p text:style-name="P23"><text:tab/>vi test1.txt</text:p>
      <text:p text:style-name="P22"><text:tab/><text:span text:style-name="T10">git commit -a -m 'commit5 5 is a number'</text:span></text:p>
      <text:p text:style-name="P23">[master 65a7fbf] commit5 5 is a number</text:p>
      <text:p text:style-name="P23"><text:s/>1 file changed, 1 insertion(+), 1 deletion(-)</text:p>
      <text:p text:style-name="P23"/>
      <text:p text:style-name="P23"><text:tab/>vi test1.txt</text:p>
      <text:p text:style-name="P22"><text:tab/><text:span text:style-name="T10">git commit -a -m 'commit6 6 is a number'</text:span></text:p>
      <text:p text:style-name="P23">[master 65a7fbf] commit6 6 is a number</text:p>
      <text:p text:style-name="P23"><text:s/>1 file changed, 1 insertion(+), 1 deletion(-)</text:p>
      <text:p text:style-name="P23"><text:soft-page-break/></text:p>
      <text:p text:style-name="P23"><text:tab/>vi test1.txt</text:p>
      <text:p text:style-name="P22"><text:tab/><text:span text:style-name="T10">git commit -a -m 'commit7 7 is a number'</text:span></text:p>
      <text:p text:style-name="P23">[master 65a7fbf] commit7 7 is a number</text:p>
      <text:p text:style-name="P23"><text:s/>1 file changed, 1 insertion(+), 1 deletion(-)</text:p>
      <text:p text:style-name="P23"/>
      <text:p text:style-name="P23"><text:tab/>vi test1.txt</text:p>
      <text:p text:style-name="P22"><text:tab/><text:span text:style-name="T10">git commit -a -m 'commit8 8 is a number'</text:span></text:p>
      <text:p text:style-name="P23">[master 65a7fbf] commit8 8 is a number</text:p>
      <text:p text:style-name="P23"><text:s/>1 file changed, 1 insertion(+), 1 deletion(-)</text:p>
      <text:p text:style-name="P23"/>
      <text:p text:style-name="P18"><text:tab/></text:p>
      <text:p text:style-name="P7"><text:span text:style-name="T11">24.<text:tab/> git push origin master</text:span></text:p>
      <text:p text:style-name="P7"><text:span text:style-name="T12">Username for 'https://github.com': nimish13</text:span></text:p>
      <text:p text:style-name="P7"><text:span text:style-name="T12">Password for 'https://nimish13@github.com': </text:span></text:p>
      <text:p text:style-name="P7"><text:span text:style-name="T12">Counting objects: 29, done.</text:span></text:p>
      <text:p text:style-name="P7"><text:span text:style-name="T12">Delta compression using up to 4 threads.</text:span></text:p>
      <text:p text:style-name="P7"><text:span text:style-name="T12">Compressing objects: 100% (16/16), done.</text:span></text:p>
      <text:p text:style-name="P7"><text:span text:style-name="T12">Writing objects: 100% (24/24), 2.00 KiB | 0 bytes/s, done.</text:span></text:p>
      <text:p text:style-name="P7"><text:span text:style-name="T12">Total 24 (delta 0), reused 0 (delta 0)</text:span></text:p>
      <text:p text:style-name="P7"><text:span text:style-name="T12">To https://github.com/nimish13/test_project.git</text:span></text:p>
      <text:p text:style-name="P7"><text:span text:style-name="T12"><text:s text:c="3"/>9a90707..68f31f4 <text:s/>master -&gt; master</text:span></text:p>
      <text:p text:style-name="P7"/>
      <text:p text:style-name="P8"><text:span text:style-name="T12">25.<text:tab/> git rebase testing</text:span></text:p>
      <text:p text:style-name="P8"><text:span text:style-name="T13">First, rewinding head to replay your work on top of it...</text:span></text:p>
      <text:p text:style-name="P8"><text:span text:style-name="T13">Applying: commit1 1 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1 commit1 1 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<text:s/>git rebase --continue</text:span></text:p>
      <text:p text:style-name="P8"><text:span text:style-name="T13">Applying: commit1 1 is a number</text:span></text:p>
      <text:p text:style-name="P8"><text:span text:style-name="T13">Applying: commit2 2 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2 commit2 2 is a number</text:span></text:p>
      <text:p text:style-name="P8"><text:span text:style-name="T13">The copy of the patch that failed is found in:</text:span></text:p>
      <text:p text:style-name="P8"><text:soft-page-break/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<text:s/>git rebase --continue</text:span></text:p>
      <text:p text:style-name="P8"><text:span text:style-name="T13">Applying: commit2 2 is a number</text:span></text:p>
      <text:p text:style-name="P8"><text:span text:style-name="T13">Applying: commit3 3 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3 commit3 3 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<text:s/>git rebase --continue</text:span></text:p>
      <text:p text:style-name="P8"><text:span text:style-name="T13">Applying: commit3 3 is a number</text:span></text:p>
      <text:p text:style-name="P8"><text:span text:style-name="T13">Applying: commit4 4 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4 commit4 4 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<text:s/>git rebase --continue</text:span></text:p>
      <text:p text:style-name="P8"><text:span text:style-name="T13">Applying: commit4 4 is a number</text:span></text:p>
      <text:p text:style-name="P8"><text:span text:style-name="T13">Applying: commit5 5 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oft-page-break/><text:span text:style-name="T13">Patch failed at 0005 commit5 5 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vinsoluser@vinsoluser-HP-430-Notebook-PC:~/project1$ git add test1.txt</text:span></text:p>
      <text:p text:style-name="P8"><text:span text:style-name="T13">vinsoluser@vinsoluser-HP-430-Notebook-PC:~/project1$ git rebase --continue</text:span></text:p>
      <text:p text:style-name="P8"><text:span text:style-name="T13">Applying: commit5 5 is a number</text:span></text:p>
      <text:p text:style-name="P8"><text:span text:style-name="T13">Applying: commit6 6 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6 commit6 6 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<text:s/>git rebase --continue</text:span></text:p>
      <text:p text:style-name="P8"><text:span text:style-name="T13">Applying: commit6 6 is a number</text:span></text:p>
      <text:p text:style-name="P8"><text:span text:style-name="T13">Applying: commit7 7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7 commit7 7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git rebase --continue</text:span></text:p>
      <text:p text:style-name="P8"><text:span text:style-name="T13">Applying: commit7 7is a number</text:span></text:p>
      <text:p text:style-name="P8"><text:span text:style-name="T13">Applying: commit8 8is a number</text:span></text:p>
      <text:p text:style-name="P8"><text:span text:style-name="T13">Using index info to reconstruct a base tree...</text:span></text:p>
      <text:p text:style-name="P8"><text:span text:style-name="T13">M<text:tab/>test1.txt</text:span></text:p>
      <text:p text:style-name="P8"><text:span text:style-name="T13">Falling back to patching base and 3-way merge...</text:span></text:p>
      <text:p text:style-name="P8"><text:span text:style-name="T13">Auto-merging test1.txt</text:span></text:p>
      <text:p text:style-name="P8"><text:soft-page-break/><text:span text:style-name="T13">CONFLICT (content): Merge conflict in test1.txt</text:span></text:p>
      <text:p text:style-name="P8"><text:span text:style-name="T13">Failed to merge in the changes.</text:span></text:p>
      <text:p text:style-name="P8"><text:span text:style-name="T13">Patch failed at 0008 commit8 8is a number</text:span></text:p>
      <text:p text:style-name="P8"><text:span text:style-name="T13">The copy of the patch that failed is found in:</text:span></text:p>
      <text:p text:style-name="P8"><text:span text:style-name="T13"><text:s text:c="3"/>/home/vinsoluser/project1/.git/rebase-apply/patch</text:span></text:p>
      <text:p text:style-name="P8"><text:span text:style-name="T13"></text:span></text:p>
      <text:p text:style-name="P8"><text:span text:style-name="T13">When you have resolved this problem, run "git rebase --continue".</text:span></text:p>
      <text:p text:style-name="P8"><text:span text:style-name="T13">If you prefer to skip this patch, run "git rebase --skip" instead.</text:span></text:p>
      <text:p text:style-name="P8"><text:span text:style-name="T13">To check out the original branch and stop rebasing, run "git rebase --abort".</text:span></text:p>
      <text:p text:style-name="P8"><text:span text:style-name="T13"></text:span></text:p>
      <text:p text:style-name="P8"><text:span text:style-name="T13"><text:s/>git add test1.txt</text:span></text:p>
      <text:p text:style-name="P8"><text:span text:style-name="T13"><text:s/>git rebase --continue</text:span></text:p>
      <text:p text:style-name="P8"><text:span text:style-name="T13">Applying: commit8 8is a number</text:span><text:tab/></text:p>
      <text:p text:style-name="P8"/>
      <text:p text:style-name="P24">26.<text:tab/><text:span text:style-name="T14">cd ..</text:span></text:p>
      <text:p text:style-name="P24"><text:tab/><text:span text:style-name="T14">cd project2</text:span></text:p>
      <text:p text:style-name="P24"><text:tab/><text:span text:style-name="T14">cd test_project</text:span></text:p>
      <text:p text:style-name="P24"/>
      <text:p text:style-name="P25">27.<text:tab/><text:span text:style-name="T15">git fetch</text:span></text:p>
      <text:p text:style-name="P26">remote: Counting objects: 51, done.</text:p>
      <text:p text:style-name="P26">remote: Compressing objects: 100% (34/34), done.</text:p>
      <text:p text:style-name="P26">remote: Total 51 (delta 1), reused 50 (delta 0), pack-reused 0</text:p>
      <text:p text:style-name="P26">Unpacking objects: 100% (51/51), done.</text:p>
      <text:p text:style-name="P26">From https://github.com/nimish13/test_project</text:p>
      <text:p text:style-name="P26"><text:s text:c="3"/>9a90707..68f31f4 <text:s/>master <text:s text:c="4"/>-&gt; origin/master</text:p>
      <text:p text:style-name="P26">* [new branch] <text:s text:c="5"/>testing <text:s text:c="3"/>-&gt; origin/testing</text:p>
      <text:p text:style-name="P26"><text:tab/></text:p>
      <text:p text:style-name="P27"><text:tab/><text:span text:style-name="T16">git checkout --track origin/testing</text:span></text:p>
      <text:p text:style-name="P28">Branch testing set up to track remote branch testing from origin.</text:p>
      <text:p text:style-name="P28">Switched to a new branch 'testing'</text:p>
      <text:p text:style-name="P28"/>
      <text:p text:style-name="P28">28.<text:tab/><text:span text:style-name="T17">git checkout master</text:span></text:p>
      <text:p text:style-name="P28"/>
      <text:p text:style-name="P29">29.<text:tab/><text:span text:style-name="T18">git merge testing</text:span></text:p>
      <text:p text:style-name="P30">Updating 9a90707..5e9e8ed</text:p>
      <text:p text:style-name="P30">Fast-forward</text:p>
      <text:p text:style-name="P30"><text:s/>test1.txt | 4 ++++</text:p>
      <text:p text:style-name="P30"><text:s/>1 file changed, 4 insertions(+)</text:p>
      <text:p text:style-name="P30"><text:s/>create mode 100644 test1.txt</text:p>
      <text:p text:style-name="P30"/>
      <text:p text:style-name="P31">30. <text:tab/>now after merge master and testing poinitng to same same commit</text:p>
      <text:p text:style-name="P31"><text:tab/>before that i first fetch th<text:span text:style-name="T19">e</text:span> changes from the remote repo and start tracking testing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3:22:32.342956149</meta:creation-date>
    <dc:date>2015-07-27T17:14:54.377176365</dc:date>
    <meta:editing-duration>PT1H43M22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7" meta:paragraph-count="320" meta:word-count="1811" meta:character-count="11566" meta:non-whitespace-character-count="9658"/>
  </office:meta>
</office:document-meta>
</file>